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CV</text:p>
      <text:p text:style-name="Author">Christopher Kullenberg</text:p>
      <text:h text:style-name="Heading_20_2" text:outline-level="2">Formal education</text:h>
      <text:h text:style-name="Heading_20_3" text:outline-level="3">Academic first degrees</text:h>
      <text:list text:style-name="L1">
        <text:list-item>
          <text:p text:style-name="P1"><text:a xlink:type="simple" xlink:href="http://files.christopherkullenberg.se/examengrundutbildningonline.pdf" office:name=""><text:span text:style-name="Definition">M.A., Theory of Science, 2005</text:span></text:a>.</text:p>
        </text:list-item>
        <text:list-item>
          <text:p text:style-name="P1"><text:a xlink:type="simple" xlink:href="http://files.christopherkullenberg.se/examengrundutbildningonline.pdf" office:name=""><text:span text:style-name="Definition">B.A., Media &amp; Communication Science, 2004</text:span></text:a>.</text:p>
        </text:list-item>
      </text:list>
      <text:h text:style-name="Heading_20_3" text:outline-level="3">Doctoral 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Other courses</text:h>
      <text:list text:style-name="L3">
        <text:list-item>
          <text:p text:style-name="P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text:a xlink:type="simple" xlink:href="https://courses.edx.org/certificates/f9c30b3913be4004b95813db59432509" office:name=""><text:span text:style-name="Definition">2016. MITx 6.00.1x Introduction to Computer Science</text:span></text:a>.</text:p>
        </text:list-item>
      </text:list>
      <text:h text:style-name="Heading_20_2" text:outline-level="2">Employments</text:h>
      <text:h text:style-name="Heading_20_2" text:outline-level="2">Current Employment</text:h>
      <text:list text:style-name="L4">
        <text:list-item>
          <text:p text:style-name="P4">Senior Lecturer in Theory of Science, Dept. of Philosophy, Linguistics and Theory of Science, University of Gothenburg.</text:p>
        </text:list-item>
      </text:list>
      <text:h text:style-name="Heading_20_3" text:outline-level="3">Research projects, externally funded. </text:h>
      <text:list text:style-name="L5">
        <text:list-item>
          <text:p text:style-name="P5">Researcher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5">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5">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5">Researcher 50%, 2015, "Subcultures on the Net: Resistance and Engagement in Knowledge Practices", LETStudio, pilot project.</text:p>
        </text:list-item>
      </text:list>
      <text:h text:style-name="Heading_20_3" text:outline-level="3">Adjunct lecturer, instructor</text:h>
      <text:list text:style-name="L6">
        <text:list-item>
          <text:p text:style-name="P6"><text:a xlink:type="simple" xlink:href="http://files.christopherkullenberg.se/universitywest.pdf" office:name=""><text:span text:style-name="Definition">Instructor, part time, 2004-2006</text:span></text:a>. University West.</text:p>
        </text:list-item>
        <text:list-item>
          <text:p text:style-name="P6"><text:a xlink:type="simple" xlink:href="http://files.christopherkullenberg.se/anstallningarGU.pdf" office:name=""><text:span text:style-name="Definition">Adjunct Lecturer, part time, 2006-2013</text:span></text:a>. University of Gothenburg.</text:p>
        </text:list-item>
        <text:list-item>
          <text:p text:style-name="P6"><text:a xlink:type="simple" xlink:href="http://files.christopherkullenberg.se/anstallningarGU.pdf" office:name=""><text:span text:style-name="Definition">Instructor, part time, 2014-2015</text:span></text:a>. University of Gothenburg.</text:p>
        </text:list-item>
      </text:list>
      <text:h text:style-name="Heading_20_3" text:outline-level="3">Lecturer</text:h>
      <text:list text:style-name="L7">
        <text:list-item>
          <text:p text:style-name="P7"><text:a xlink:type="simple" xlink:href="http://files.christopherkullenberg.se/anstallningsbeslutboras.pdf" office:name=""><text:span text:style-name="Definition">University Lecturer, part time, 201708-201802</text:span></text:a>. University of Borås.</text:p>
        </text:list-item>
        <text:list-item>
          <text:p text:style-name="P7">20180201 - current. Senior Lecturer in Theory of Science, full time. Application number PAR 2017/92. University of Gothenburg.</text:p>
        </text:list-item>
      </text:list>
      <text:h text:style-name="Heading_20_3" text:outline-level="3">Other</text:h>
      <text:list text:style-name="L8">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Publications</text:h>
      <text:h text:style-name="Heading_20_3" text:outline-level="3">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Journal articles</text:h>
      <text:h text:style-name="Heading_20_4" text:outline-level="4">Peer reviewed</text:h>
      <text:p text:style-name="First_20_paragraph"> </text:p>
      <text:list text:style-name="L10">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1. Kullenberg, C.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Non-peer review</text:h>
      <text:list text:style-name="L11">
        <text:list-item>
          <text:p text:style-name="P11">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1">Kullenberg, C. (2015) "Internetövervakning som metod", <text:a xlink:type="simple" xlink:href="http://gup.ub.gu.se/records/fulltext/220443/220443.pdf" office:name=""><text:span text:style-name="Definition">Ikaros</text:span></text:a>, 2015(1), pp 9–11.</text:p>
        </text:list-item>
        <text:list-item>
          <text:p text:style-name="P11">Kullenberg, C. (2011) "Bortom Wikileaks 1. Om nätläckans infrastruktur", <text:span text:style-name="T1">Ord &amp; Bild</text:span>, 2011(1).</text:p>
        </text:list-item>
        <text:list-item>
          <text:p text:style-name="P11">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1">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1">Kullenberg, C. (2008) "Robotar och krig", <text:span text:style-name="T1">Ord &amp; Bild</text:span>, 2008(5).</text:p>
        </text:list-item>
      </text:list>
      <text:h text:style-name="Heading_20_3" text:outline-level="3">Book chapters</text:h>
      <text:h text:style-name="Heading_20_4" text:outline-level="4">Peer reviewed</text:h>
      <text:list text:style-name="L12">
        <text:list-item>
          <text:p text:style-name="P12">Hård af Segerstad, Y. ; Howes, C. ; Kasperowski, D. &amp; Kullenberg, C. (2017, in press)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2">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Editorial review</text:h>
      <text:list text:style-name="L13">
        <text:list-item>
          <text:p text:style-name="P13">Kullenberg, C. (2014) "Verkon tunnelit ja niiden kaivajat", in Brunila Mikael &amp; Kallio Kimmo (eds.), <text:span text:style-name="T1">Verkko suljettu – Internet ja avoimuuden rajat</text:span>, Helsinki: Into kustannus, ISBN 978-952-264-248-6.</text:p>
        </text:list-item>
        <text:list-item>
          <text:p text:style-name="P13">Kullenberg, C. (2013) "Resistance in hybrid networks: The case of Telecomix", in Bueti, Federica (ed.), <text:span text:style-name="T1">Move… ment</text:span>, London: Book Works.</text:p>
        </text:list-item>
        <text:list-item>
          <text:p text:style-name="P13">Kullenberg, C. (2009) "Den panspektriska tidsålderns motståndsstrategier", in Lilja, Mona &amp; Vinthagen Stellan (eds) <text:span text:style-name="T1">Motstånd</text:span>, Malmö: Liber AB.</text:p>
        </text:list-item>
        <text:list-item>
          <text:p text:style-name="P13">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Pre-prints</text:h>
      <text:list text:style-name="L14">
        <text:list-item>
          <text:p text:style-name="P14">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4">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Other publications</text:h>
      <text:h text:style-name="Heading_20_4" text:outline-level="4">Reports</text:h>
      <text:list text:style-name="L15">
        <text:list-item>
          <text:p text:style-name="P15">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5">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5">Kullenberg, C. Kullenberg, Christopher (2017) <text:a xlink:type="simple" xlink:href="http://www.slu.se/globalassets/ew/subw/lifewatch/publikationer/slw-summary-report-web-170622.pdf" office:name=""><text:span text:style-name="Definition">Open data 1. buzz word or virtual opportunities?</text:span></text:a>, in <text:span text:style-name="T1">Swedish LifeWatch – a national e-infrastructure for biodiversity data</text:span>, ArtDatabanken SLU, ISBN 978-91-87853-17-3.</text:p>
        </text:list-item>
      </text:list>
      <text:h text:style-name="Heading_20_4" text:outline-level="4">Preface and review of translation</text:h>
      <text:list text:style-name="L16">
        <text:list-item>
          <text:p text:style-name="P16">Kullenberg, C. (2012) "Introduktion", in <text:span text:style-name="T1">Tre Klassiska Texter – Émile Durkheim, Gabriel Tarde, Max Weber</text:span>, fackgranskad av Christopher Kullenberg, Göteborg: Korpen Koloni.</text:p>
        </text:list-item>
      </text:list>
      <text:h text:style-name="Heading_20_4" text:outline-level="4">Conference contributions, peer reviewed </text:h>
      <text:list text:style-name="L17">
        <text:list-item>
          <text:p text:style-name="P17">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7">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7">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7">Nelhans, G. ; Kullenberg, C. (2016) "Happiness as a Valuation of Nations: From Margin to Indicator". <text:span text:style-name="T1">4S/EASST Conference</text:span>, Barcelona 2016.</text:p>
        </text:list-item>
        <text:list-item>
          <text:p text:style-name="P17">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7">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7">Kullenberg, C. (2008) "The Panspectrocist Abstract Machine 1. Machinic Phyla, Territorialities and Social Diagrams". <text:span text:style-name="T1">The First International Deleuze Studies Conference</text:span>, 1 Monday: 11/08/08.</text:p>
        </text:list-item>
        <text:list-item>
          <text:p text:style-name="P17">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7">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Research notes</text:h>
      <text:list text:style-name="L18">
        <text:list-item>
          <text:p text:style-name="P18">Kullenberg, C. (2017) "Bibliometric probing of the concept 'open science' 1.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Popularizations in news media</text:h>
      <text:list text:style-name="L19">
        <text:list-item>
          <text:p text:style-name="P19">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19">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19">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Opinion pieces</text:h>
      <text:list text:style-name="L20">
        <text:list-item>
          <text:p text:style-name="P20">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0">Kullenberg, C. 20160322, Expressen, <text:a xlink:type="simple" xlink:href="http://www.expressen.se/debatt/finns-ingen-anledning-att-cyberkapprusta/" office:name=""><text:span text:style-name="Definition">"Det finns ingen anledning att cyberkapprusta"</text:span></text:a>.</text:p>
        </text:list-item>
        <text:list-item>
          <text:p text:style-name="P20">Kullenberg, C. 20151119, Expressen, <text:a xlink:type="simple" xlink:href="http://www.expressen.se/debatt/overvakningsfragor-maste-fa-ta-sin-tid/" office:name=""><text:span text:style-name="Definition">"Övervakningsfrågor måste få ta sin tid"</text:span></text:a>.</text:p>
        </text:list-item>
        <text:list-item>
          <text:p text:style-name="P20">Kullenberg, C. 20130907, Expressen, <text:a xlink:type="simple" xlink:href="http://www.expressen.se/debatt/nu-maste-vi-stanga-bakdorrarna/" office:name=""><text:span text:style-name="Definition">"Nu måste vi stänga bakdörrarna"</text:span></text:a>.</text:p>
        </text:list-item>
        <text:list-item>
          <text:p text:style-name="P20">Kullenberg, C. 20130611, Expressen, <text:a xlink:type="simple" xlink:href="http://www.expressen.se/debatt/det-stora-avslojandet-aterstar-for-snowden/" office:name=""><text:span text:style-name="Definition">"Det stora avslöjandet återstår för Snowden"</text:span></text:a>.</text:p>
        </text:list-item>
        <text:list-item>
          <text:p text:style-name="P20">Kullenberg, C. 20110221, Expressen, <text:a xlink:type="simple" xlink:href="http://www.expressen.se/debatt/christopher-kullenberg-akrobatikrekord-i-regeringskonst/" office:name=""><text:span text:style-name="Definition">"Akrobatirekord i regeringskonst"</text:span></text:a>.</text:p>
        </text:list-item>
        <text:list-item>
          <text:p text:style-name="P20">Kullenberg, C. 20101118, SVT Debatt, <text:a xlink:type="simple" xlink:href="" office:name=""><text:span text:style-name="Definition">"Wikileaks är större än den häktade Julian Assange"</text:span></text:a>.</text:p>
        </text:list-item>
        <text:list-item>
          <text:p text:style-name="P20">Kullenberg, C. 20100928, SVT Debatt, <text:a xlink:type="simple" xlink:href="" office:name=""><text:span text:style-name="Definition">"Socialdemokraterna bör vara stolta över att ha banat väg för The Pirate Bay"</text:span></text:a>.</text:p>
        </text:list-item>
        <text:list-item>
          <text:p text:style-name="P20">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0">Kullenberg, C. 20100717, Svenska Dagbladet (with Marcin de Kaminski), <text:a xlink:type="simple" xlink:href="http://www.svd.se/internet-ar-redan-trasigt" office:name=""><text:span text:style-name="Definition">"Internet är redan trasigt"</text:span></text:a>.</text:p>
        </text:list-item>
        <text:list-item>
          <text:p text:style-name="P20">Kullenberg, C. 20090709, Newsmill, <text:a xlink:type="simple" xlink:href="" office:name=""><text:span text:style-name="Definition">"Google borde stå på internetmedborgarnas och inte diktaturernas sida"</text:span></text:a>.</text:p>
        </text:list-item>
        <text:list-item>
          <text:p text:style-name="P20">Kullenberg, C. 20090617, Newsmill, <text:a xlink:type="simple" xlink:href="" office:name=""><text:span text:style-name="Definition">"Så hjälper The Pirate Bay motståndet i Iran"</text:span></text:a>.</text:p>
        </text:list-item>
        <text:list-item>
          <text:p text:style-name="P20">Kullenberg, C. 20090506, Newsmill, <text:a xlink:type="simple" xlink:href="" office:name=""><text:span text:style-name="Definition">"Bloggarna står för den bästa rapporteringen kring EU:s viktigaste fråga"</text:span></text:a>.</text:p>
        </text:list-item>
        <text:list-item>
          <text:p text:style-name="P20">Kullenberg, C. 20090504, Newsmill, <text:a xlink:type="simple" xlink:href="" office:name=""><text:span text:style-name="Definition">"Telekompaketet en medborgarrättslig katastrof"</text:span></text:a>.</text:p>
        </text:list-item>
        <text:list-item>
          <text:p text:style-name="P20">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0">Kullenberg, C. 20081219, Svenska Dagbladet, <text:a xlink:type="simple" xlink:href="" office:name=""><text:span text:style-name="Definition">"Nya politiska idéer smittar som virus"</text:span></text:a>.</text:p>
        </text:list-item>
        <text:list-item>
          <text:p text:style-name="P20">Kullenberg, C. 20081113, Sydsvenskan, <text:a xlink:type="simple" xlink:href="http://www.sydsvenskan.se/2008-11-12/piratjagarlagen" office:name=""><text:span text:style-name="Definition">"Piratjägarlagen"</text:span></text:a>.</text:p>
        </text:list-item>
        <text:list-item>
          <text:p text:style-name="P20">Kullenberg, C. 20081007, Svenska Dagbladet, <text:a xlink:type="simple" xlink:href="http://www.svd.se/det-digitala-livet-ar-inte-mindre-verkligt" office:name=""><text:span text:style-name="Definition">"Det digitala livet är inte mindre verkligt"</text:span></text:a>.</text:p>
        </text:list-item>
        <text:list-item>
          <text:p text:style-name="P20">Kullenberg, C. 20080926, Expressen, <text:a xlink:type="simple" xlink:href="" office:name=""><text:span text:style-name="Definition">"De förtjänar inte kallas liberaler"</text:span></text:a>.</text:p>
        </text:list-item>
        <text:list-item>
          <text:p text:style-name="P20">Kullenberg, C. 20080916, Expressen (with Mark Klamberg &amp; Karl Palmås), <text:a xlink:type="simple" xlink:href="http://www.expressen.se/kultur/silence-fiction/" office:name=""><text:span text:style-name="Definition">"Silence Fiction"</text:span></text:a>.</text:p>
        </text:list-item>
        <text:list-item>
          <text:p text:style-name="P20">Kullenberg, C. 20080916, Aftonbladet (with Emina Karic), <text:a xlink:type="simple" xlink:href="" office:name=""><text:span text:style-name="Definition">"FRA:s signalspaning liknar Sovjetssystemets centraldator"</text:span></text:a>.</text:p>
        </text:list-item>
        <text:list-item>
          <text:p text:style-name="P20">Kullenberg, C. 20080916, Sydsvenskan, <text:a xlink:type="simple" xlink:href="" office:name=""><text:span text:style-name="Definition">"Kreativitet bästa motståndet mot FRA"</text:span></text:a>.</text:p>
        </text:list-item>
        <text:list-item>
          <text:p text:style-name="P20">Kullenberg, C. 20080715, Expressen, (with Evelina Wahlqvist), <text:a xlink:type="simple" xlink:href="http://www.expressen.se/debatt/ryssland-ar-inte-hotet-bergling/" office:name=""><text:span text:style-name="Definition">"Ryssland är inte hotet Bergling!"</text:span></text:a>.</text:p>
        </text:list-item>
        <text:list-item>
          <text:p text:style-name="P20">Kullenberg, C. 20080709, Svenska Dagbladet, <text:a xlink:type="simple" xlink:href="http://www.svd.se/fra-kan-visst" office:name=""><text:span text:style-name="Definition">"FRA kan visst!"</text:span></text:a>.</text:p>
        </text:list-item>
        <text:list-item>
          <text:p text:style-name="P20">Kullenberg, C. 20080704, Aftonbladet, <text:a xlink:type="simple" xlink:href="" office:name=""><text:span text:style-name="Definition">"Anti-FRA – den nya liberalismen"</text:span></text:a>.</text:p>
        </text:list-item>
        <text:list-item>
          <text:p text:style-name="P20">Kullenberg, C. 20080616, Expressen, <text:a xlink:type="simple" xlink:href="http://www.expressen.se/debatt/fra-lagen-hindrar-fria-forskningen/" office:name=""><text:span text:style-name="Definition">"FRA hotar den fria forskningen"</text:span></text:a>.</text:p>
        </text:list-item>
        <text:list-item>
          <text:p text:style-name="P20">Kullenberg, C. 20080616, Svenska Dagbladet, <text:a xlink:type="simple" xlink:href="http://www.svd.se/meddelarskyddet-bort-med-ett-knapptryck" office:name=""><text:span text:style-name="Definition">"Meddelarskyddet borta med ett knapptryck"</text:span></text:a>.</text:p>
        </text:list-item>
        <text:list-item>
          <text:p text:style-name="P20">Kullenberg, C. 20061011, Svenska Dagbladet, <text:a xlink:type="simple" xlink:href="http://www.svd.se/bodstrom-forlorar-snart-natkontrollen" office:name=""><text:span text:style-name="Definition">"Bodström förlorar snart nätkontrollen"</text:span></text:a>.</text:p>
        </text:list-item>
        <text:list-item>
          <text:p text:style-name="P20">Kullenberg, C. 20060806, Svenska Dagbladet, <text:a xlink:type="simple" xlink:href="http://www.svd.se/vi-har-inget-att-oroa-oss-for" office:name=""><text:span text:style-name="Definition">"Vi har inget att oroa oss för"</text:span></text:a>.</text:p>
        </text:list-item>
      </text:list>
      <text:h text:style-name="Heading_20_4" text:outline-level="4">Popularizations: book chapters and articles</text:h>
      <text:list text:style-name="L21">
        <text:list-item>
          <text:p text:style-name="P21">Kullenberg, C. (2017, in press) "Transistorrytm", <text:span text:style-name="T1">Monad</text:span>, No. 2 (2017).</text:p>
        </text:list-item>
        <text:list-item>
          <text:p text:style-name="P21">Kullenberg, C. (2016) "Alla kan forska 1. Vad är medborgarvetenskap och hur skiljer den sig från vanlig vetenskap", <text:span text:style-name="T1">Modern filosofi</text:span>, 2016(3), 68-69.</text:p>
        </text:list-item>
        <text:list-item>
          <text:p text:style-name="P21">Kullenberg, C. (2013) "Nätets Geopolitik", in <text:span text:style-name="T1">Det är vår värld – tio unga röster om global solidaritet</text:span>, Stockholm: A-smedjan.</text:p>
        </text:list-item>
        <text:list-item>
          <text:p text:style-name="P21">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Collections</text:h>
      <text:list text:style-name="L22">
        <text:list-item>
          <text:p text:style-name="P22">Kullenberg, C. , &amp; Lehne, J. (2009) <text:span text:style-name="T1">Resistance Studies Reader 2008</text:span>, London and Gothenburg: Resistance Studies Network.</text:p>
        </text:list-item>
      </text:list>
      <text:h text:style-name="Heading_20_4" text:outline-level="4">Open data repositories</text:h>
      <text:list text:style-name="L23">
        <text:list-item>
          <text:p text:style-name="P23">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Software</text:h>
      <text:list text:style-name="L24">
        <text:list-item>
          <text:p text:style-name="P24">Kullenberg, C. (2015) Cite.py, Citation analysis software, <text:a xlink:type="simple" xlink:href="https://github.com/christopherkullenberg/Citepy" office:name=""><text:span text:style-name="Definition">https://github.com/christopherkullenberg/Citepy</text:span></text:a></text:p>
        </text:list-item>
        <text:list-item>
          <text:p text:style-name="P24">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4">Kullenberg, C. (2016) <text:a xlink:type="simple" xlink:href="https://genuskollen.se" office:name=""><text:span text:style-name="Definition">Genuskollen.se</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Research Collaborations</text:h>
      <text:list text:style-name="L25">
        <text:list-item>
          <text:p text:style-name="P25">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5">Member of the <text:a xlink:type="simple" xlink:href="http://letstudio.gu.se/members/christopher-kullenberg" office:name=""><text:span text:style-name="Definition">Learning and Media Technology Studio, LETStudio, University of Gothenburg.</text:span></text:a></text:p>
        </text:list-item>
        <text:list-item>
          <text:p text:style-name="P25">Board Member of the <text:a xlink:type="simple" xlink:href="http://cassirer.se/sallskapet/styrelse/" office:name=""><text:span text:style-name="Definition">Swedish Ernst Cassirer Society</text:span></text:a>.</text:p>
        </text:list-item>
      </text:list>
      <text:h text:style-name="Heading_20_2" text:outline-level="2">Referee work</text:h>
      <text:h text:style-name="Heading_20_3" text:outline-level="3">Expert for employment or promotion</text:h>
      <text:list text:style-name="L26">
        <text:list-item>
          <text:p text:style-name="P26">Reviewer for application as Ph.D. candidate in Theory of Science, Dept. of Philosophy, Linguistics and Theory of Science, University of Gothenburg, (2017).</text:p>
        </text:list-item>
      </text:list>
      <text:h text:style-name="Heading_20_3" text:outline-level="3">Pre-publication reviews</text:h>
      <text:p text:style-name="First_20_paragraph">(see also: <text:a xlink:type="simple" xlink:href="publons.com/a/1172130/" office:name=""><text:span text:style-name="Definition">publons.com/a/1172130/</text:span></text:a>)</text:p>
      <text:list text:style-name="L27">
        <text:list-item>
          <text:p text:style-name="P27"><text:span text:style-name="T1">Journal of Resistance Studies</text:span> (2017)</text:p>
        </text:list-item>
        <text:list-item>
          <text:p text:style-name="P27"><text:span text:style-name="T1">Cities</text:span> (2017)</text:p>
        </text:list-item>
        <text:list-item>
          <text:p text:style-name="P27"><text:span text:style-name="T1">Lychnos</text:span> (2017)</text:p>
        </text:list-item>
        <text:list-item>
          <text:p text:style-name="P27"><text:span text:style-name="T1">PLOS ONE</text:span> (2016)</text:p>
        </text:list-item>
        <text:list-item>
          <text:p text:style-name="P27"><text:span text:style-name="T1">Nordic Journal of Science and Technology Studies</text:span> (2016)</text:p>
        </text:list-item>
        <text:list-item>
          <text:p text:style-name="P27"><text:span text:style-name="T1">Journal of the Royal Society of New Zealand</text:span> (2015)</text:p>
        </text:list-item>
        <text:list-item>
          <text:p text:style-name="P27"><text:span text:style-name="T1">Higher Education</text:span> (2015)</text:p>
        </text:list-item>
        <text:list-item>
          <text:p text:style-name="P27"><text:span text:style-name="T1">Organization Studies</text:span> (2015)</text:p>
        </text:list-item>
        <text:list-item>
          <text:p text:style-name="P27"><text:span text:style-name="T1">Journal of Resistance Studies</text:span> (2015)</text:p>
        </text:list-item>
        <text:list-item>
          <text:p text:style-name="P27"><text:span text:style-name="T1">Journal of Resistance Studies</text:span> (2015)</text:p>
        </text:list-item>
      </text:list>
      <text:h text:style-name="Heading_20_3" text:outline-level="3">Research applications reviews</text:h>
      <text:list text:style-name="L28">
        <text:list-item>
          <text:p text:style-name="P28"><text:a xlink:type="simple" xlink:href="http://files.christopherkullenberg.se/NWOreview.pdf" office:name=""><text:span text:style-name="Definition">Netherlands Organisation for Scientific Research (NWO), Veni Research Proposal</text:span></text:a>. (2017)</text:p>
        </text:list-item>
        <text:list-item>
          <text:p text:style-name="P28"><text:a xlink:type="simple" xlink:href="http://files.christopherkullenberg.se/erc.pdf" office:name=""><text:span text:style-name="Definition">ERC Consolidator Grant Call 2015, European Research Council</text:span></text:a>. (2015)</text:p>
        </text:list-item>
      </text:list>
      <text:h text:style-name="Heading_20_3" text:outline-level="3">Editorial board membership</text:h>
      <text:list text:style-name="L29">
        <text:list-item>
          <text:p text:style-name="P29"><text:a xlink:type="simple" xlink:href="http://resistance-journal.org/the-old-rs-mag/" office:name=""><text:span text:style-name="Definition">2008 1. 2010. Editor and founder, Resistance Studies Magazine.</text:span></text:a></text:p>
        </text:list-item>
        <text:list-item>
          <text:p text:style-name="P29"><text:a xlink:type="simple" xlink:href="http://resistance-journal.org/editorialboard/" office:name=""><text:span text:style-name="Definition">2015 1. present, Editorial board member, Resistance Studies Journal.</text:span></text:a></text:p>
        </text:list-item>
      </text:list>
      <text:h text:style-name="Heading_20_3" text:outline-level="3">Other</text:h>
      <text:list text:style-name="L30">
        <text:list-item>
          <text:p text:style-name="P30">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Public outreach and extra-academic collaborations</text:h>
      <text:h text:style-name="Heading_20_3" text:outline-level="3">Interviews in mass media</text:h>
      <text:list text:style-name="L31">
        <text:list-item>
          <text:p text:style-name="P31">20180131 - SR P3, PP3, <text:a xlink:type="simple" xlink:href="http://t.sr.se/2Gv0I2K" office:name=""><text:span text:style-name="Definition">Porrbotar och ord man borde sluta med</text:span></text:a>.</text:p>
        </text:list-item>
        <text:list-item>
          <text:p text:style-name="P31">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1">20180123 - Aftonbladet, <text:a xlink:type="simple" xlink:href="https://www.aftonbladet.se/nyheter/a/On3x0w/svenska-twittrare-invaderade-av-porrbotar" office:name=""><text:span text:style-name="Definition">"Svenska twittrare invaderade av porrbotar"</text:span></text:a>.</text:p>
        </text:list-item>
        <text:list-item>
          <text:p text:style-name="P31">20180122 - SVT Nyheter, <text:a xlink:type="simple" xlink:href="https://www.svt.se/nyheter/inrikes/de-kartlagger-porrbotarna-pa-twitter" office:name=""><text:span text:style-name="Definition">"De kartlägger porrbotarna på Twitter"</text:span></text:a>.</text:p>
        </text:list-item>
        <text:list-item>
          <text:p text:style-name="P31">20170503 - SVT Nyheter, <text:a xlink:type="simple" xlink:href="https://www.svt.se/nyheter/lokalt/vast/elever-har-kartlagt-anslagstavlor-i-hela-landet" office:name=""><text:span text:style-name="Definition">"Kartläggning: Detta står på anslagstavlor"</text:span></text:a>.</text:p>
        </text:list-item>
        <text:list-item>
          <text:p text:style-name="P31">20170503 - SR P4 Östergötland, <text:a xlink:type="simple" xlink:href="http://t.sr.se/2pdhEBb" office:name=""><text:span text:style-name="Definition">"Forskare: Inbjudningar vanligast på anslagstavlor"</text:span></text:a>.</text:p>
        </text:list-item>
        <text:list-item>
          <text:p text:style-name="P31">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1">20160007 - GU-journalen 5-2016, <text:a xlink:type="simple" xlink:href="https://issuu.com/universityofgothenburg/docs/gu-journalen5-2016/34" office:name=""><text:span text:style-name="Definition">"Anslagstavlan"</text:span></text:a>.</text:p>
        </text:list-item>
        <text:list-item>
          <text:p text:style-name="P31">20161008 - Dagens Nyheter, <text:a xlink:type="simple" xlink:href="http://www.dn.se/nyheter/sverige/synen-pa-oppen-publicering-delar-forskarna/" office:name=""><text:span text:style-name="Definition">"Synen på öppen publicering delar forskarna"</text:span></text:a>.</text:p>
        </text:list-item>
        <text:list-item>
          <text:p text:style-name="P31">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1">20161002 - Arbetarbladet, <text:a xlink:type="simple" xlink:href="http://www.arbetarbladet.se/gavleborg/sandviken/vilken-betydelse-har-anslagstavlan-i-dag" office:name=""><text:span text:style-name="Definition">"Vilken betydelse har anslagstavlan idag?</text:span></text:a>.</text:p>
        </text:list-item>
        <text:list-item>
          <text:p text:style-name="P31">20160930 - SR P1, <text:a xlink:type="simple" xlink:href="http://t.sr.se/2dszL0a" office:name=""><text:span text:style-name="Definition">Vetenskapsradions veckomagasin</text:span></text:a>.</text:p>
        </text:list-item>
        <text:list-item>
          <text:p text:style-name="P31">20160930 - GU-Journalen, <text:a xlink:type="simple" xlink:href="https://issuu.com/universityofgothenburg/docs/guj4-2016" office:name=""><text:span text:style-name="Definition">"Macchiarini did not operate in a vacuum"</text:span></text:a>.</text:p>
        </text:list-item>
        <text:list-item>
          <text:p text:style-name="P31">20160929 - Dagens Samhälle, "Elever med mobilapp fångar analoga anslag".</text:p>
        </text:list-item>
        <text:list-item>
          <text:p text:style-name="P31">20160811 - DagensETC, "Forskningen har flyttat in i hemmet".</text:p>
        </text:list-item>
        <text:list-item>
          <text:p text:style-name="P31">20160915 - Språktidningen, <text:a xlink:type="simple" xlink:href="http://spraktidningen.se/blogg/skolelever-far-prova-pa-forskarlivet" office:name=""><text:span text:style-name="Definition">"Skolelever får pröva på forskarlivet</text:span></text:a>.</text:p>
        </text:list-item>
        <text:list-item>
          <text:p text:style-name="P31">20160530 - P4 Östergötland, <text:a xlink:type="simple" xlink:href="http://t.sr.se/1NY9nMZ" office:name=""><text:span text:style-name="Definition">"Landets anslagstavlor ska kartläggas"</text:span></text:a>.</text:p>
        </text:list-item>
        <text:list-item>
          <text:p text:style-name="P31">20160523 - Piteåtidningen – <text:a xlink:type="simple" xlink:href="http://www.pt.se/nyheter/pitea/elever-ska-fota-anslagstavlor-10045575.aspx" office:name=""><text:span text:style-name="Definition">"Elever ska fota anslagstavlor"</text:span></text:a>.</text:p>
        </text:list-item>
        <text:list-item>
          <text:p text:style-name="P31">20160316 - Svenska Dagbladet, <text:a xlink:type="simple" xlink:href="http://www.svd.se/sanning-inte-viktigt-for-ett-drev/om/natdrev" office:name=""><text:span text:style-name="Definition">"Sanningen inte viktig för ett drev"</text:span></text:a>.</text:p>
        </text:list-item>
        <text:list-item>
          <text:p text:style-name="P31">20160222 - Sveriges Radio 1. P1 Morgon: <text:a xlink:type="simple" xlink:href="http://t.sr.se/1KBHSak" office:name=""><text:span text:style-name="Definition">"Varför vägrar Apple hacka en telefon åt FBI"</text:span></text:a>.</text:p>
        </text:list-item>
        <text:list-item>
          <text:p text:style-name="P31">20160218 - Götheborske Spionen, <text:a xlink:type="simple" xlink:href="http://www.spionen.se/140-redaktionellt/reportage/feature/1593-sa-oevervakas-du-via-naetet" office:name=""><text:span text:style-name="Definition">"Så övervakas du via nätet"</text:span></text:a>.</text:p>
        </text:list-item>
        <text:list-item>
          <text:p text:style-name="P31">20160217 - Sesam, "Vanliga människor hjälper forskare".</text:p>
        </text:list-item>
        <text:list-item>
          <text:p text:style-name="P31">20160211 - Fria tidningen, <text:a xlink:type="simple" xlink:href="http://www.fria.nu/artikel/121724" office:name=""><text:span text:style-name="Definition">"Allmänheten är den nya forskaren"</text:span></text:a>.</text:p>
        </text:list-item>
        <text:list-item>
          <text:p text:style-name="P31">20160115 - GU-journalen, <text:a xlink:type="simple" xlink:href="https://issuu.com/universityofgothenburg/docs/guj1-2016/32" office:name=""><text:span text:style-name="Definition">"Vi behöver en lag för internet"</text:span></text:a>.</text:p>
        </text:list-item>
        <text:list-item>
          <text:p text:style-name="P31">20160118 - SR P1 Vetenskapsradion, <text:a xlink:type="simple" xlink:href="http://t.sr.se/239vggG" office:name=""><text:span text:style-name="Definition">Här rycker medborgarforskaren in.</text:span></text:a></text:p>
        </text:list-item>
        <text:list-item>
          <text:p text:style-name="P31">20160118 - Miljöaktuellt, <text:a xlink:type="simple" xlink:href="http://miljoaktuellt.se/vanligare-att-forskare-tar-hjalp-av-allmanheten/" office:name=""><text:span text:style-name="Definition">"Vanligt med medborgarforskning på miljöområdet"</text:span></text:a>.</text:p>
        </text:list-item>
        <text:list-item>
          <text:p text:style-name="P31">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1">20160120 - Journal of Science Communication, <text:a xlink:type="simple" xlink:href="http://jcom.sissa.it/node/3076" office:name=""><text:span text:style-name="Definition">"New study on Citizen Science’s impact on scientific research"</text:span></text:a>.</text:p>
        </text:list-item>
        <text:list-item>
          <text:p text:style-name="P31">20151207 - Sveriges Radio 1. P1 Morgon, <text:a xlink:type="simple" xlink:href="http://t.sr.se/1XMYemi" office:name=""><text:span text:style-name="Definition">"Vad innebär de nya åtgärderna mot terrorism?"</text:span></text:a>.</text:p>
        </text:list-item>
        <text:list-item>
          <text:p text:style-name="P31">20150729 - ARTE, Tracks, <text:a xlink:type="simple" xlink:href="http://tracks.arte.tv/fr/christopher-kullenberg-world-war-web" office:name=""><text:span text:style-name="Definition">"Christopher Kullenberg, World War Web"</text:span></text:a>.</text:p>
        </text:list-item>
        <text:list-item>
          <text:p text:style-name="P31">20150601 - Hallands Nyheter, "Kommunen betalar med informationen".</text:p>
        </text:list-item>
        <text:list-item>
          <text:p text:style-name="P31">20150323 - Sveriges Television Vetenskapens Värld, <text:a xlink:type="simple" xlink:href="https://youtu.be/vG8sZQnU7mU?t=18m1s" office:name=""><text:span text:style-name="Definition">"Medborgarforskning.</text:span></text:a></text:p>
        </text:list-item>
        <text:list-item>
          <text:p text:style-name="P31">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1">20141108 - Sydsvenskan, "Anonymitet hotad för knarkköpare".</text:p>
        </text:list-item>
        <text:list-item>
          <text:p text:style-name="P31">20140329 - Sydsvenskan, <text:a xlink:type="simple" xlink:href="http://www.sydsvenskan.se/2014-03-29/okad-avlyssning-kraver-nya-motvapen" office:name=""><text:span text:style-name="Definition">"Ökad avlyssning kräver nya motvapen"</text:span></text:a>.</text:p>
        </text:list-item>
        <text:list-item>
          <text:p text:style-name="P31">20131021 - SR P4, <text:a xlink:type="simple" xlink:href="http://t.sr.se/NC8sUF" office:name=""><text:span text:style-name="Definition">"Övervakningens nödutgångar"</text:span></text:a>.</text:p>
        </text:list-item>
        <text:list-item>
          <text:p text:style-name="P31">20130912 - Aftonbladet, <text:a xlink:type="simple" xlink:href="http://www.aftonbladet.se/nyheter/vetmer/article17455373.ab" office:name=""><text:span text:style-name="Definition">"Ditt finger i deras händer"</text:span></text:a>.</text:p>
        </text:list-item>
        <text:list-item>
          <text:p text:style-name="P31">20130907 - Information.dk, <text:a xlink:type="simple" xlink:href="http://www.information.dk/471440" office:name=""><text:span text:style-name="Definition">"Det er godt, at vi smadrer myten om det frie internet"</text:span></text:a>.</text:p>
        </text:list-item>
        <text:list-item>
          <text:p text:style-name="P31">20130906 - Sveriges Radio P1, <text:a xlink:type="simple" xlink:href="http://t.sr.se/OfP0gG" office:name=""><text:span text:style-name="Definition">"Hur trygga är vi på nätet?</text:span></text:a></text:p>
        </text:list-item>
        <text:list-item>
          <text:p text:style-name="P31">20130719 - Dagens Nyheter, <text:a xlink:type="simple" xlink:href="http://www.dn.se/kultur-noje/sjalvforstorande-bilder-gor-succe/" office:name=""><text:span text:style-name="Definition">"Självförstörande bilder gör succe"</text:span></text:a>.</text:p>
        </text:list-item>
        <text:list-item>
          <text:p text:style-name="P31">20130615 - Helsingborgs Dagblad, <text:a xlink:type="simple" xlink:href="http://www.hd.se/2013-06-15/storebror-ser-dig1.%20Kullenberg,%20C.%20men-bryr-vi-oss" office:name=""><text:span text:style-name="Definition">"Storebror ser dig, men bryr vi oss?</text:span></text:a></text:p>
        </text:list-item>
        <text:list-item>
          <text:p text:style-name="P31">20130613 - Arbetaren, "Obama-administrationen måste förklara sig".</text:p>
        </text:list-item>
        <text:list-item>
          <text:p text:style-name="P31">20130607 - Sverige Radio P3, <text:a xlink:type="simple" xlink:href="http://t.sr.se/MiZb35" office:name=""><text:span text:style-name="Definition">"Korrerapporten.</text:span></text:a></text:p>
        </text:list-item>
        <text:list-item>
          <text:p text:style-name="P31">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1">20130217 - Sydsvenskan, <text:a xlink:type="simple" xlink:href="http://www.sydsvenskan.se/2013-02-17/tecken-i-tiden" office:name=""><text:span text:style-name="Definition">"Tecken i tiden"</text:span></text:a>.</text:p>
        </text:list-item>
        <text:list-item>
          <text:p text:style-name="P31">20130214 - Internetworld, <text:a xlink:type="simple" xlink:href="http://www.idg.se/2.1085/1.492033/han-driver-pa-for-ett-oppet-nat" office:name=""><text:span text:style-name="Definition">"Han driver på för ett öppet nät."</text:span></text:a>.</text:p>
        </text:list-item>
        <text:list-item>
          <text:p text:style-name="P31">2013(Frühjahr) - Revue, Magaziene for the Next Society, "On and off the grid. Interview: Christopher Kullenberg speaks with Tim Vogler and Jan Bathel", ISBN 978-36-98155008-1-8.</text:p>
        </text:list-item>
        <text:list-item>
          <text:p text:style-name="P31">20121004 - Sveriges Radio Studio ett, <text:a xlink:type="simple" xlink:href="http://t.sr.se/1foOdCK" office:name=""><text:span text:style-name="Definition">"Simulerade och verkliga nätattacker."</text:span></text:a></text:p>
        </text:list-item>
        <text:list-item>
          <text:p text:style-name="P31">20120430 - Sveriges Radio Studio ett, <text:a xlink:type="simple" xlink:href="http://t.sr.se/1cRSOfk" office:name=""><text:span text:style-name="Definition">"Kan man lita på Wikipedia?"</text:span></text:a></text:p>
        </text:list-item>
        <text:list-item>
          <text:p text:style-name="P31">20120321 - Nerikes Allehanda, <text:a xlink:type="simple" xlink:href="http://na.se/nyheter/orebro/1.1589481--de-som-inte-vill-blir-inte-upptackta-" office:name=""><text:span text:style-name="Definition">"De som inte vill bli upptäckta"</text:span></text:a>.</text:p>
        </text:list-item>
        <text:list-item>
          <text:p text:style-name="P31">20120306 - Internetworld, <text:a xlink:type="simple" xlink:href="http://www.idg.se/2.1085/1.435933/kreativiteten-ar-inte-individuell" office:name=""><text:span text:style-name="Definition">"Kreativiteten är inte individuell"</text:span></text:a>.</text:p>
        </text:list-item>
        <text:list-item>
          <text:p text:style-name="P31">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1">20111204 - SR P4 Jönköping, <text:a xlink:type="simple" xlink:href="http://t.sr.se/1gy095E" office:name=""><text:span text:style-name="Definition">"Christopher från Bodafors är Årets svensk</text:span></text:a>.</text:p>
        </text:list-item>
        <text:list-item>
          <text:p text:style-name="P31">2011 - ARTE, TRACKS, "Christopher Kullenberg", Also on Youtube: <text:a xlink:type="simple" xlink:href="https://www.youtube.com/watch?v=a3ppeRZHVcY" office:name=""><text:span text:style-name="Definition">https://www.youtube.com/watch?v=a3ppeRZHVcY</text:span></text:a>.</text:p>
        </text:list-item>
        <text:list-item>
          <text:p text:style-name="P31">20111206 - Voxeurop, <text:a xlink:type="simple" xlink:href="http://www.voxeurop.eu/en/content/article/1254651-cyber-revolutionary-tahrir-square" office:name=""><text:span text:style-name="Definition">"The cyber-revolutionary on Tahrir Square"</text:span></text:a>.</text:p>
        </text:list-item>
        <text:list-item>
          <text:p text:style-name="P31">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1">20111201 - Fokus, <text:a xlink:type="simple" xlink:href="http://www.fokus.se/2011/12/med-datorn-som-vapen/" office:name=""><text:span text:style-name="Definition">"Med datorn som vapen"</text:span></text:a>.</text:p>
        </text:list-item>
        <text:list-item>
          <text:p text:style-name="P31">20110811 - Wired.it, <text:a xlink:type="simple" xlink:href="http://daily.wired.it/news/internet/2011/08/11/telecomix-hacker-egitto-tunisia-iran-13861.html" office:name=""><text:span text:style-name="Definition">"Telecomix, gli hacker di una volta"</text:span></text:a>.</text:p>
        </text:list-item>
        <text:list-item>
          <text:p text:style-name="P31">20110607 - Computer Sweden, <text:a xlink:type="simple" xlink:href="http://computersweden.idg.se/2.2683/1.388901/han-praktiserar-yttrandefrihet" office:name=""><text:span text:style-name="Definition">"Han praktiserar yttrandefrihet"</text:span></text:a>.</text:p>
        </text:list-item>
        <text:list-item>
          <text:p text:style-name="P31">2011060 - Dagens Nyheter, <text:a xlink:type="simple" xlink:href="http://www.dn.se/nyheter/varlden/sa-begransar-syrien-friheten-pa-internet" office:name=""><text:span text:style-name="Definition">"Så begränsar Syrien internet.</text:span></text:a></text:p>
        </text:list-item>
        <text:list-item>
          <text:p text:style-name="P31">20110407 - SR P1 Obs!, <text:a xlink:type="simple" xlink:href="http://t.sr.se/1zjt3PQ" office:name=""><text:span text:style-name="Definition">"Internet, Gud och människan"</text:span></text:a>.</text:p>
        </text:list-item>
        <text:list-item>
          <text:p text:style-name="P31">20110407 - SR P1, <text:a xlink:type="simple" xlink:href="http://t.sr.se/PbptWr" office:name=""><text:span text:style-name="Definition">"Internet, ett nytt politiskt subjekt?</text:span></text:a></text:p>
        </text:list-item>
        <text:list-item>
          <text:p text:style-name="P31">20110407 - Hackerspaces Signal Radio, <text:a xlink:type="simple" xlink:href="http://signal.hackerspaces.org/archive/2011-04-07-2200-hacktivism-hour.mp3" office:name=""><text:span text:style-name="Definition">"Hacktivism hour"</text:span></text:a>.</text:p>
        </text:list-item>
        <text:list-item>
          <text:p text:style-name="P31">20110322 - Jusektidningen, <text:a xlink:type="simple" xlink:href="http://www.tidningenkarriar.se/Arkivet/2011/3/Anarkistisk-hjalte/" office:name=""><text:span text:style-name="Definition">"En anarkistisk hjälte"</text:span></text:a>.</text:p>
        </text:list-item>
        <text:list-item>
          <text:p text:style-name="P31">20110308 - Dagens Nyheter, <text:a xlink:type="simple" xlink:href="http://www.dn.se/vart-internet/vart-internet-hem/sa-kan-stater-hota-friheten-pa-natet/" office:name=""><text:span text:style-name="Definition">"Så kan stater hota friheten på nätet"</text:span></text:a>.</text:p>
        </text:list-item>
        <text:list-item>
          <text:p text:style-name="P31">20110224 - Dagens Nyheter, <text:a xlink:type="simple" xlink:href="http://www.dn.se/vart-internet/vart-internet-hem/din-chatt-en-sakerhetsrisk/" office:name=""><text:span text:style-name="Definition">"Din chatt 1. en säkerhetsrisk"</text:span></text:a>.</text:p>
        </text:list-item>
        <text:list-item>
          <text:p text:style-name="P31">20110221 - Sveriges Radio Studio ett, <text:a xlink:type="simple" xlink:href="http://t.sr.se/1cUlHfI" office:name=""><text:span text:style-name="Definition">"Studio Ett1. extrasändning om Libyen.</text:span></text:a></text:p>
        </text:list-item>
        <text:list-item>
          <text:p text:style-name="P31">20110214 - Sveriges Radio Studio ett, <text:a xlink:type="simple" xlink:href="http://t.sr.se/1D1zCXq" office:name=""><text:span text:style-name="Definition">"Iran 1. oppositionen uppmanar till demonstrationer.</text:span></text:a></text:p>
        </text:list-item>
        <text:list-item>
          <text:p text:style-name="P31">20110202 - PC-facile, <text:a xlink:type="simple" xlink:href="http://www.pc-facile.com/news/come_comunica_egitto_senza_internet/68959.htm" office:name=""><text:span text:style-name="Definition">"Come comunica l'Egitto senza Internet"</text:span></text:a>.</text:p>
        </text:list-item>
        <text:list-item>
          <text:p text:style-name="P31">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1">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1">20110131 - Radio Netherlands, <text:a xlink:type="simple" xlink:href="http://www.rnw.nl/english/article/dust-your-dialup-modem-contact-egypt" office:name=""><text:span text:style-name="Definition">"Dust off your old modem for Egypt"</text:span></text:a>.</text:p>
        </text:list-item>
        <text:list-item>
          <text:p text:style-name="P31">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1">20110129 - Sveriges Television, <text:a xlink:type="simple" xlink:href="http://www.youtube.com/watch?v=HRZ0QKyiFsE&amp;feature=related" office:name=""><text:span text:style-name="Definition">"Rapport".</text:span></text:a></text:p>
        </text:list-item>
        <text:list-item>
          <text:p text:style-name="P31">20110114 - Hackerspaces Signal Radio, <text:a xlink:type="simple" xlink:href="http://signal.hackerspaces.org/archive/2011-01-13-2200-hacktivism-hour.mp3" office:name=""><text:span text:style-name="Definition">"Hackerspaces Signal Radio"</text:span></text:a>.</text:p>
        </text:list-item>
        <text:list-item>
          <text:p text:style-name="P31">20110117 - Svenska Dagbladet, <text:a xlink:type="simple" xlink:href="http://www.svd.se/stjarnlackan-far-konkurrens" office:name=""><text:span text:style-name="Definition">"Stjärnläckan får konkurrens"</text:span></text:a>.</text:p>
        </text:list-item>
        <text:list-item>
          <text:p text:style-name="P31">20101220 - Hufvudstadsbladet, "En rörelse som inte går att stoppa".</text:p>
        </text:list-item>
        <text:list-item>
          <text:p text:style-name="P31">20101206 - SR P1 Studio ett, <text:a xlink:type="simple" xlink:href="http://t.sr.se/1CQkYCj" office:name=""><text:span text:style-name="Definition">"Nätfriheten hotas"</text:span></text:a>.</text:p>
        </text:list-item>
        <text:list-item>
          <text:p text:style-name="P31">20101115 - SR P3 Brunchrapporten, <text:a xlink:type="simple" xlink:href="http://t.sr.se/RI5PTm" office:name=""><text:span text:style-name="Definition">"Cyberkrig, digital atombomb och hackersoldater"</text:span></text:a>.</text:p>
        </text:list-item>
        <text:list-item>
          <text:p text:style-name="P31">20101017 - Sydsvenskan, <text:a xlink:type="simple" xlink:href="http://www.sydsvenskan.se/2010-10-17/trollen-harskar-i-natets-utmarker" office:name=""><text:span text:style-name="Definition">"Trollen härskar i nätets utmarker"</text:span></text:a>.</text:p>
        </text:list-item>
        <text:list-item>
          <text:p text:style-name="P31">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1">20100601 - Sveriges Radio P3 Brunchrapporten, <text:a xlink:type="simple" xlink:href="http://t.sr.se/1cnEijY" office:name=""><text:span text:style-name="Definition">"Kommunikationsstopp för Ship to Gaza".</text:span></text:a></text:p>
        </text:list-item>
        <text:list-item>
          <text:p text:style-name="P31">20090729 - Dagens Nyheter, <text:a xlink:type="simple" xlink:href="http://www.dn.se/kultur-noje/nyheter/internatet-som-vill-bygga-om-eu/" office:name=""><text:span text:style-name="Definition">"Internätet som vill bygga om EU"</text:span></text:a>.</text:p>
        </text:list-item>
        <text:list-item>
          <text:p text:style-name="P31">20090427 - Peppar.fi, "EU Röstar om internets framtid".</text:p>
        </text:list-item>
        <text:list-item>
          <text:p text:style-name="P31">20090422 - Dagens Nyheter, <text:a xlink:type="simple" xlink:href="http://www.dn.se/kultur-noje/musik/for-tidigt-ropa-hej-internet-inte-raddat/" office:name=""><text:span text:style-name="Definition">"För tidigt ropa hej 1. internet inte räddat"</text:span></text:a>.</text:p>
        </text:list-item>
        <text:list-item>
          <text:p text:style-name="P31">20090416 - Dagens Nyheter <text:a xlink:type="simple" xlink:href="http://www.dn.se/kultur-noje/en-krigsforklaring-mot-internet/" office:name=""><text:span text:style-name="Definition">"En krigsförklaring mot internet"</text:span></text:a>.</text:p>
        </text:list-item>
        <text:list-item>
          <text:p text:style-name="P31">20081215 - GU-Journalen, <text:a xlink:type="simple" xlink:href="http://www.gu-journalen.gu.se/english/News/News_detail/?contentId=855527" office:name=""><text:span text:style-name="Definition">"Journal across boundaries"</text:span></text:a>.</text:p>
        </text:list-item>
        <text:list-item>
          <text:p text:style-name="P31">20081219 - Sheffield Live! Radio, <text:a xlink:type="simple" xlink:href="http://www.dcs.shef.ac.uk/" office:name=""><text:span text:style-name="Definition"/></text:a></text:p>
        </text:list-item>
        <text:list-item>
          <text:p text:style-name="P31">20080626 - Proletären, <text:a xlink:type="simple" xlink:href="http://www.proletaren.se/inrikes/" office:name=""><text:span text:style-name="Definition"/></text:a></text:p>
        </text:list-item>
      </text:list>
      <text:h text:style-name="Heading_20_3" text:outline-level="3">Invited speaker</text:h>
      <text:list text:style-name="L32">
        <text:list-item>
          <text:p text:style-name="P32">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2">20171204 - "Medborgarvetenskap och samverkan", SSU Haga-Anneldal, Gotenburg.</text:p>
        </text:list-item>
        <text:list-item>
          <text:p text:style-name="P32">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2">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2">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2">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2">20161214 - "Digital methods 1. Theory, Practice and Ethics", Higher seminar, Karlstad University.</text:p>
        </text:list-item>
        <text:list-item>
          <text:p text:style-name="P32">20161116 - <text:a xlink:type="simple" xlink:href="http://www.stadsbiblioteket.nu/tusen-plataer/" office:name=""><text:span text:style-name="Definition">"Tusen platåer"</text:span></text:a>, Göteborg, Stadsbiblioteket.</text:p>
        </text:list-item>
        <text:list-item>
          <text:p text:style-name="P32">20161028 - "Statens offentliga utredningar digitaliserade", Högre seminarium, Idéhistoria, Lunds universitet.</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2">20160922 - <text:a xlink:type="simple" xlink:href="http://flov.gu.se/aktuellt/Nyheter/fulltext//sju-filosofer-forelaser-pa-bokmassan-.cid1403852" office:name=""><text:span text:style-name="Definition">"Kan alla forska?"</text:span></text:a>, Forskartorget, Bokmässan, Göteborg.</text:p>
        </text:list-item>
        <text:list-item>
          <text:p text:style-name="P32">20160921 - <text:a xlink:type="simple" xlink:href="http://kompetensutveckling.adm.gu.se/seminar/detail/2260" office:name=""><text:span text:style-name="Definition">"Att nå ut via sociala medier"</text:span></text:a>, University of Gothenburg.</text:p>
        </text:list-item>
        <text:list-item>
          <text:p text:style-name="P32">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2">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2">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2">20151209 - <text:a xlink:type="simple" xlink:href="http://fhp.nu/tusenplataer" office:name=""><text:span text:style-name="Definition">"Samtal om Tusen Platåer"</text:span></text:a>, Bio Rio, Stockholm, Sweden.</text:p>
        </text:list-item>
        <text:list-item>
          <text:p text:style-name="P32">20151020 - <text:a xlink:type="simple" xlink:href="http://www.kb.se/aktuellt/evenemang/2015/SOUhack/" office:name=""><text:span text:style-name="Definition">"Statens röst digitaliserad"</text:span></text:a>, National Library of Sweden.</text:p>
        </text:list-item>
        <text:list-item>
          <text:p text:style-name="P32">20141126 - <text:a xlink:type="simple" xlink:href="http://www.wherevent.com/detail/Goteborgs-Konsthall-TUNNELPOLITIK-Forelasning-med-Christopher-Kullenberg" office:name=""><text:span text:style-name="Definition">Tunnelpolitik</text:span></text:a>, Konsthallen, Gothenburg.</text:p>
        </text:list-item>
        <text:list-item>
          <text:p text:style-name="P32">20141122 - <text:a xlink:type="simple" xlink:href="https://www.facebook.com/events/622473101197803/" office:name=""><text:span text:style-name="Definition">"Re-building a common internet"</text:span></text:a>, Verkko Suljettu, Helsinki, Finland.</text:p>
        </text:list-item>
        <text:list-item>
          <text:p text:style-name="P32">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2">20130223 - <text:a xlink:type="simple" xlink:href="http://www.frilansjournalisten.nu/2013/01/sasong-for-arsmoten/" office:name=""><text:span text:style-name="Definition">"Kommunikation och nätet"</text:span></text:a>, Smålands Frilansklubb, Växjö, Sweden.</text:p>
        </text:list-item>
        <text:list-item>
          <text:p text:style-name="P32">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2">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2">20120822 - <text:a xlink:type="simple" xlink:href="https://transmediale.de/content/resource-002-out-place-out-time" office:name=""><text:span text:style-name="Definition">"reSource 002: Out of Place, Out of Time"</text:span></text:a>, Transmediale, Berlin, Germany.</text:p>
        </text:list-item>
        <text:list-item>
          <text:p text:style-name="P32">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2">20120301 - <text:a xlink:type="simple" xlink:href="http://www.youtube.com/watch?v=-HYfVmanye8" office:name=""><text:span text:style-name="Definition">"Humanistisk forskning och engagemang"</text:span></text:a>, Akademisk kvart, University of Gothenburg, Sweden.</text:p>
        </text:list-item>
        <text:list-item>
          <text:p text:style-name="P32">20111124 - <text:a xlink:type="simple" xlink:href="https://www.youtube.com/watch?v=zWROWpMaKmE" office:name=""><text:span text:style-name="Definition">"Our Internet 1. Our Rights, Our Freedoms"</text:span></text:a>, Council of Europe, Vienna, Austria.</text:p>
        </text:list-item>
        <text:list-item>
          <text:p text:style-name="P32">20111119 - "What will be the needs of tomorrow's leaders", Swedish Embassy Cairo, Cairo, Egypt.</text:p>
        </text:list-item>
        <text:list-item>
          <text:p text:style-name="P32">20111022 - <text:a xlink:type="simple" xlink:href="http://www.youtube.com/watch?v=6Mi0g93ModU" office:name=""><text:span text:style-name="Definition">"Nätaktivism – nya möjligheter men också faror"</text:span></text:a>. Svenska FN-förbundet, Göteborg, Sweden.</text:p>
        </text:list-item>
        <text:list-item>
          <text:p text:style-name="P32">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2">20100504 - "Greens/EFA and Activists Workshop on ACTA and the Public interest", European Parliament, Brussels, Belgium.</text:p>
        </text:list-item>
        <text:list-item>
          <text:p text:style-name="P32">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2">20091107 - <text:a xlink:type="simple" xlink:href="https://vimeo.com/10286077" office:name=""><text:span text:style-name="Definition">"Net Neutrality, Surveillance and how to Re-build Politics"</text:span></text:a>, Free Society Conference, Gothenburg, Sweden.</text:p>
        </text:list-item>
        <text:list-item>
          <text:p text:style-name="P32">20091103 - <text:a xlink:type="simple" xlink:href="https://internetdagarna.se/arkiv/2009/program-2009/3-november.html" office:name=""><text:span text:style-name="Definition">"Revision av telekompaketet"</text:span></text:a>, Internetdagarna, Stockholm, Sweden.</text:p>
        </text:list-item>
        <text:list-item>
          <text:p text:style-name="P32">20091028 - "Invited speaker by the Ministry of Enterprise, Energy and Communications on the implementation of the Telecoms Package", Government of Sweden, Stockholm, Sweden.</text:p>
        </text:list-item>
        <text:list-item>
          <text:p text:style-name="P32">20090111 - <text:a xlink:type="simple" xlink:href="https://www.youtube.com/watch?v=G9cXIKvywvs" office:name=""><text:span text:style-name="Definition">"Lightning talk: Resistance Studies Magazine"</text:span></text:a>, 25th Chaos Communication Congress, Berlin, Germany.</text:p>
        </text:list-item>
        <text:list-item>
          <text:p text:style-name="P32">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Formal education, Teaching in higher education (Högskolepedagogik)</text:h>
      <text:list text:style-name="L33">
        <text:list-item>
          <text:p text:style-name="P33"><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ECTS.</text:p>
        </text:list-item>
        <text:list-item>
          <text:p text:style-name="P33"><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ECTS.</text:p>
        </text:list-item>
        <text:list-item>
          <text:p text:style-name="P33"><text:a xlink:type="simple" xlink:href="http://kursplaner.gu.se/svenska/HPE102.pdf" office:name=""><text:span text:style-name="Definition">2016. Formal credits for the course HPE102 Teaching and learning in Higher Education 2: Discipline Specific Pedagogic</text:span></text:a>.</text:p>
        </text:list-item>
      </text:list>
      <text:h text:style-name="Heading_20_2" text:outline-level="2">Courses &amp; Thesis supervision/examination, graduate level</text:h>
      <text:h text:style-name="Heading_20_3" text:outline-level="3">Theory of Science: Courses</text:h>
      <text:h text:style-name="Heading_20_4" text:outline-level="4">Course administrator and teacher</text:h>
      <text:list text:style-name="L34">
        <text:list-item>
          <text:p text:style-name="P34">2017 (Course administrator together with Mats Dahlström) Digital Research Methods, distance course 15 credits BMBD116h, University of Borås.</text:p>
        </text:list-item>
        <text:list-item>
          <text:p text:style-name="P34">2013 <text:a xlink:type="simple" xlink:href="http://files.christopherkullenberg.se/kursplaner/FHV241Strimman.pdf" office:name=""><text:span text:style-name="Definition">"FHV241 The Strand: People, Knowledge and Public Health Practice"</text:span></text:a>, 6 ECTS, (Strimman, moment 1: Tre konstruktioner av människan och folkhälsoarbete i praktiken), 1.5 ECTS, Second cycle, University of Gothenburg.</text:p>
        </text:list-item>
        <text:list-item>
          <text:p text:style-name="P34">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ECTS</text:span></text:a>, First cycle, University of Gothenburg.</text:p>
        </text:list-item>
        <text:list-item>
          <text:p text:style-name="P34">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ECTS, First cycle, University of Gothenburg.</text:p>
        </text:list-item>
        <text:list-item>
          <text:p text:style-name="P34">2014 <text:a xlink:type="simple" xlink:href="http://files.christopherkullenberg.se/kursplaner/VT2106_Klassisk_vetenskapsteori_13187.pdf" office:name=""><text:span text:style-name="Definition">"VT2106 Classical Theory of Science (Klassisk vetenskapsteori)"</text:span></text:a>, 15 ECTS, Second cycle level, University of Gothenburg.</text:p>
        </text:list-item>
      </text:list>
      <text:h text:style-name="Heading_20_3" text:outline-level="3">Media &amp; Communication Studies, Strategic Communication: Courses</text:h>
      <text:h text:style-name="Heading_20_4" text:outline-level="4">Course administrator and teacher</text:h>
      <text:list text:style-name="L35">
        <text:list-item>
          <text:p text:style-name="P35">2018 (Course administrator) "KT2501 V18 Magisteruppsats", 15 ECTS, Second cycle, University of Gothenburg.</text:p>
        </text:list-item>
        <text:list-item>
          <text:p text:style-name="P35">2012 1. 2013, 2017. (Course administrator) <text:a xlink:type="simple" xlink:href="http://files.christopherkullenberg.se/kursplaner/KT2102.pdf" office:name=""><text:span text:style-name="Definition">"Communication in New and Social Media"</text:span></text:a>, 7.5 ECTS, Second cycle, University of Gothenburg.</text:p>
        </text:list-item>
        <text:list-item>
          <text:p text:style-name="P35">2005 (Course administrator) "Media, Individual and Every-day Life", 7.5 ECTS, Basic level, University West.</text:p>
        </text:list-item>
        <text:list-item>
          <text:p text:style-name="P35">2005 (Course administrator) "Strategic Communication", 7.5 ECTS, Basic level, University West.</text:p>
        </text:list-item>
      </text:list>
      <text:h text:style-name="Heading_20_3" text:outline-level="3">Communication studies: Thesis supervision, Master (Magister) level}</text:h>
      <text:p text:style-name="First_20_paragraph"> </text:p>
      <text:list text:style-name="L36">
        <text:list-item>
          <text:p text:style-name="P36">Clara Tortosa (2017) "Vem är göteborgaren i Vårt Göteborg? - En diskursanalys av Vi och dem i en kommuntidning", University of Gothenburg.</text:p>
        </text:list-item>
        <text:list-item>
          <text:p text:style-name="P36">Peter Häggbom Norrby (2017) "Medborgaren i kommunens kommunikationspolicy - En jämförelse mellan tio kommuner", University of Gothenburg.</text:p>
        </text:list-item>
        <text:list-item>
          <text:p text:style-name="P36">Louise Sjöström (2017), "Från kulturpolitik till kommunikation - En analys av hur fem verksamheters statliga och kommunala uppdrag omsätts i kommunikationen", University of Gothenburg.</text:p>
        </text:list-item>
        <text:list-item>
          <text:p text:style-name="P36">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6">Sofie Andersson (2013) "Det kommunikativa målarbetet – en kommunal budgetresa från politiker till medarbetare", University of Gothenburg.</text:p>
        </text:list-item>
        <text:list-item>
          <text:p text:style-name="P36">Malin Arosilta (2013) "Demokratiska värden som varumärke - En studie om "Göteborg 2021".", University of Gothenburg.</text:p>
        </text:list-item>
        <text:list-item>
          <text:p text:style-name="P36">Anna Cöster (2013) "Att vara kyrka på internet. Svenska kyrkan i sociala medier.", University of Gothenburg.</text:p>
        </text:list-item>
        <text:list-item>
          <text:p text:style-name="P36">Charlotta Dahlberg (2013) "Utbildning till salu - gymnasieskolors kommunikativa strategier. ", University of Gothenburg.</text:p>
        </text:list-item>
        <text:list-item>
          <text:p text:style-name="P36">Jenny Fogelberg (2013) "Kommunen i sociala medier - transparens och medborgardialog i Varbergs kommun.", University of Gothenburg.</text:p>
        </text:list-item>
        <text:list-item>
          <text:p text:style-name="P36">Daniel Alexander Jansson (2013) "Felaktiga Förväntningar - en studie av Arbetsförmedlingens kommunikation mot ungdomar", University of Gothenburg.</text:p>
        </text:list-item>
        <text:list-item>
          <text:p text:style-name="P36">Sven Lindström (2013) "Vad håller vi på med? - En kartläggning av kommunikationsprocessen kring kampanjen ”Vad håller du på med?”", University of Gothenburg.</text:p>
        </text:list-item>
        <text:list-item>
          <text:p text:style-name="P36">Sunanda Malm (2013) " Målförståelse, kommunikation och varumärkesarbete på en svensk myndighet, sett ur ett medarbetarperspektiv"", University of Gothenburg.</text:p>
        </text:list-item>
        <text:list-item>
          <text:p text:style-name="P36">Maria Pettersson (2013) ""Vissa saker är bara jävligt svårt att prata om" - Om ungas användning av internet för terapeutiska samtal.", University of Gothenburg.</text:p>
        </text:list-item>
        <text:list-item>
          <text:p text:style-name="P36">Annie Sjölund (2013) "Skall man skjuta får man ju vårda också" - En studie om sjuksköterskors uppfattningar om Försvarsmakten", University of Gothenburg.</text:p>
        </text:list-item>
        <text:list-item>
          <text:p text:style-name="P36">Agneta Slonawski (2013) "”Jag tror man mest söker information hos kompisar eller på nätet.” - Förutsättningar för att nå unga med information om alkohol och droger för Mini-Maria Göteborg.", University of Gothenburg.</text:p>
        </text:list-item>
        <text:list-item>
          <text:p text:style-name="P36">Karin Svenner (2013) "Synen på kommunikation - en kvalitativ innehållsanalys av femton kommunikationspolicyer i offentlig förvaltning", University of Gothenburg.</text:p>
        </text:list-item>
        <text:list-item>
          <text:p text:style-name="P36">Lovisa Vasiliou (2013) "1.000 bilder av Värmland - En studie av Region Värmlands kommunikationsprocess inför skrivandet av Värmlandsstrategin", University of Gothenburg.</text:p>
        </text:list-item>
        <text:list-item>
          <text:p text:style-name="P36">Jörgen Wade (2013) "Förväntningar på socialt intranät och vilken syn på organisationskommunikation dessa förväntningar reflekterar", University of Gothenburg.</text:p>
        </text:list-item>
      </text:list>
      <text:h text:style-name="Heading_20_3" text:outline-level="3">Media and communication studies: Thesis supervision, bachelor level</text:h>
      <text:list text:style-name="L37">
        <text:list-item>
          <text:p text:style-name="P37">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7">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7">Lars Karlsson (2006) <text:a xlink:type="simple" xlink:href="http://www.uppsatser.se/uppsats/7e12f0e57f/" office:name=""><text:span text:style-name="Definition">"Primitiv och utan identitet : en kvalitativ analys av synen på "den andre" i Metros pratbubbletävling"</text:span></text:a>, University West, Media &amp; Communication studies.</text:p>
        </text:list-item>
        <text:list-item>
          <text:p text:style-name="P37">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7">Jelena Siric, Lorans Zaya (2005) "Släpp in mig, yao! En studie om den kontroversiella tidningen Gringo", University West, Media &amp; Communication studies.</text:p>
        </text:list-item>
        <text:list-item>
          <text:p text:style-name="P37">Jeanette Borg, Karolina Colliander (2005) "Kolla - Kollektivtrafik åt alla", University West, Media &amp; Communication studies.</text:p>
        </text:list-item>
        <text:list-item>
          <text:p text:style-name="P37">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7">Daniel Sjöberg (2004) "Ideologi i amerikanska programprodukter - En receptionsanalys av programmet L-word baserad på kvalitativa intervjuer med elva respondenter". University West, Media and Communication studies.</text:p>
        </text:list-item>
        <text:list-item>
          <text:p text:style-name="P37">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Information architecture studies: Thesis examination, bachelor's Degree</text:h>
      <text:list text:style-name="L38">
        <text:list-item>
          <text:p text:style-name="P38">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38">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Strategic information and communication: Thesis supervision, master's Degree</text:h>
      <text:list text:style-name="L39">
        <text:list-item>
          <text:p text:style-name="P39">Emma Håkansson (2018) "Att kommunicera strategiskt - En kvalitativ studie av strategisk kommunikation i tolv svenska kommuner", University of Borås.</text:p>
        </text:list-item>
        <text:list-item>
          <text:p text:style-name="P39">Emma Lidell (2018) "The United Nations and the Sustainable Development Goals - The importance of communicating sustainability", University of Borås.</text:p>
        </text:list-item>
        <text:list-item>
          <text:p text:style-name="P39">Linn Lundström (2018) "Att stimulera hållbara attityder och beteenden i dagens konsumtionssamhälle", University of Borås.</text:p>
        </text:list-item>
      </text:list>
      <text:h text:style-name="Heading_20_3" text:outline-level="3">Strategic information and communication: Thesis examination, master's Degree</text:h>
      <text:list text:style-name="L40">
        <text:list-item>
          <text:p text:style-name="P40">Viktoria Lagerkvist (2018) "Samspel eller kamp? En kritisk analys av bibliotekschefers strategiska kommunikation i den kommunala politiska verkligheten", Magisteruppsats, University of Borås.</text:p>
        </text:list-item>
        <text:list-item>
          <text:p text:style-name="P40">Julia Ahlqvist (2017) "Sambandet mellan kommunikativt ledarskap och arbetsmotivation hos medarbetare i servicebranschen", Magisteruppsats, University of Borås.</text:p>
        </text:list-item>
      </text:list>
      <text:h text:style-name="Heading_20_3" text:outline-level="3">Library and information science: Thesis examination, masters's Degree</text:h>
      <text:list text:style-name="L41">
        <text:list-item>
          <text:p text:style-name="P41">Helena Löfström (2017) "Explaining the predictions of classification", master's thesis, University of Borås.</text:p>
        </text:list-item>
      </text:list>
      <text:h text:style-name="Heading_20_2" text:outline-level="2">Courses &amp; Thesis supervision, postgraduate level</text:h>
      <text:h text:style-name="Heading_20_3" text:outline-level="3">Ph.D-thesis supervision</text:h>
      <text:list text:style-name="L42">
        <text:list-item>
          <text:p text:style-name="P42">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2">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aching, post-graduate level</text:h>
      <text:list text:style-name="L43">
        <text:list-item>
          <text:p text:style-name="P43">(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3">(2016), Guest lecture "Citizen Science and Biodiversity Research", BioEnv higher education, Department of Biological and Environmental Sciences, University of Gothenburg.</text:p>
        </text:list-item>
        <text:list-item>
          <text:p text:style-name="P43">(2012), Guest lecture, "Net politics, process philosophy and Deleuze", Theories of Practical Knowing, HDK/Högskolan för Design och Konsthantverk, Göteborg.</text:p>
        </text:list-item>
        <text:list-item>
          <text:p text:style-name="P43">(2012), Guest lecture and seminar, "Tyst kunskap", 2012 års Marstrandsseminarium, Teori &amp; metod Tystnad, tradition eller "anything goes"?, Varberg.</text:p>
        </text:list-item>
      </text:list>
      <text:h text:style-name="Heading_20_2" text:outline-level="2">Teaching materials</text:h>
      <text:h text:style-name="Heading_20_3" text:outline-level="3">Electronic material</text:h>
      <text:list text:style-name="L44">
        <text:list-item>
          <text:p text:style-name="P44"><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Other pedagogical experiences</text:h>
      <text:list text:style-name="L45">
        <text:list-item>
          <text:p text:style-name="P45"><text:a xlink:type="simple" xlink:href="http://files.christopherkullenberg.se/studierektoronline.pdf" office:name=""><text:span text:style-name="Definition">Study Administrator (Studierektor), Spring semester 2014</text:span></text:a>.</text:p>
        </text:list-item>
        <text:list-item>
          <text:p text:style-name="P45"><text:a xlink:type="simple" xlink:href="http://files.christopherkullenberg.se/IntygREGU.pdf" office:name=""><text:span text:style-name="Definition">2012 1.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office:meta>
</office:document-meta>
</file>